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 style:list-style-name="L1">
      <style:text-properties officeooo:rsid="001e5323" officeooo:paragraph-rsid="001e5323"/>
    </style:style>
    <style:style style:name="P4" style:family="paragraph" style:parent-style-name="Standard">
      <style:text-properties officeooo:rsid="00200dec" officeooo:paragraph-rsid="001e5323"/>
    </style:style>
    <style:style style:name="P5" style:family="paragraph" style:parent-style-name="Standard">
      <style:text-properties officeooo:rsid="0021e130" officeooo:paragraph-rsid="0021e130"/>
    </style:style>
    <style:style style:name="P6" style:family="paragraph" style:parent-style-name="Standard">
      <style:text-properties officeooo:rsid="00238c48" officeooo:paragraph-rsid="00238c48"/>
    </style:style>
    <style:style style:name="P7" style:family="paragraph" style:parent-style-name="Standard" style:list-style-name="L2">
      <style:text-properties officeooo:rsid="00238c48" officeooo:paragraph-rsid="00238c48"/>
    </style:style>
    <style:style style:name="P8" style:family="paragraph" style:parent-style-name="Standard" style:list-style-name="L2">
      <style:text-properties officeooo:rsid="0024521a" officeooo:paragraph-rsid="0024521a"/>
    </style:style>
    <style:style style:name="P9" style:family="paragraph" style:parent-style-name="Standard" style:list-style-name="L2">
      <style:text-properties officeooo:rsid="0024a3e2" officeooo:paragraph-rsid="0024a3e2"/>
    </style:style>
    <style:style style:name="P10" style:family="paragraph" style:parent-style-name="Standard" style:list-style-name="L2">
      <style:text-properties officeooo:rsid="0024c334" officeooo:paragraph-rsid="0024c334"/>
    </style:style>
    <style:style style:name="P11" style:family="paragraph" style:parent-style-name="Standard">
      <style:text-properties officeooo:rsid="0024c334" officeooo:paragraph-rsid="0024c334"/>
    </style:style>
    <style:style style:name="P12" style:family="paragraph" style:parent-style-name="Standard" style:list-style-name="L2">
      <style:text-properties officeooo:rsid="0024f57e" officeooo:paragraph-rsid="0024f57e"/>
    </style:style>
    <style:style style:name="P13" style:family="paragraph" style:parent-style-name="Standard">
      <style:text-properties officeooo:rsid="00253213" officeooo:paragraph-rsid="00253213"/>
    </style:style>
    <style:style style:name="P14" style:family="paragraph" style:parent-style-name="Standard">
      <style:text-properties officeooo:rsid="00294691" officeooo:paragraph-rsid="00294691"/>
    </style:style>
    <style:style style:name="P15" style:family="paragraph" style:parent-style-name="Standard">
      <style:text-properties officeooo:rsid="00294e23" officeooo:paragraph-rsid="00294e23"/>
    </style:style>
    <style:style style:name="P16" style:family="paragraph" style:parent-style-name="Standard">
      <style:text-properties officeooo:rsid="002a2063" officeooo:paragraph-rsid="002a2063"/>
    </style:style>
    <style:style style:name="P17" style:family="paragraph" style:parent-style-name="Standard">
      <style:text-properties officeooo:rsid="002d2f36" officeooo:paragraph-rsid="002d2f36"/>
    </style:style>
    <style:style style:name="P18" style:family="paragraph" style:parent-style-name="Standard">
      <style:text-properties officeooo:rsid="002f6466" officeooo:paragraph-rsid="002f6466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00b0f0" loext:opacity="100%" style:font-name="Calisto MT" fo:font-size="20pt" fo:letter-spacing="normal" fo:font-style="normal" fo:font-weight="bold"/>
    </style:style>
    <style:style style:name="P20" style:family="paragraph" style:parent-style-name="Text_20_body">
      <style:text-properties fo:font-variant="normal" fo:text-transform="none" fo:color="#00b0f0" loext:opacity="100%" style:font-name="Calisto MT" fo:font-size="20pt" fo:letter-spacing="normal" fo:font-style="normal" fo:font-weight="bold" officeooo:rsid="00200dec" officeooo:paragraph-rsid="001e5323"/>
    </style:style>
    <style:style style:name="T1" style:family="text">
      <style:text-properties officeooo:rsid="00238c48"/>
    </style:style>
    <style:style style:name="T2" style:family="text">
      <style:text-properties officeooo:rsid="0024521a"/>
    </style:style>
    <style:style style:name="T3" style:family="text">
      <style:text-properties officeooo:rsid="0026de18"/>
    </style:style>
    <style:style style:name="T4" style:family="text">
      <style:text-properties officeooo:rsid="00276837"/>
    </style:style>
    <style:style style:name="T5" style:family="text">
      <style:text-properties officeooo:rsid="002b6a17"/>
    </style:style>
    <style:style style:name="T6" style:family="text">
      <style:text-properties officeooo:rsid="002e1e11"/>
    </style:style>
    <style:style style:name="T7" style:family="text">
      <style:text-properties officeooo:rsid="002f6466"/>
    </style:style>
    <style:style style:name="T8" style:family="text">
      <style:text-properties officeooo:rsid="00307f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 5099 – Colloquium </text:p>
      <text:p text:style-name="P2">Spring 2025</text:p>
      <text:p text:style-name="P1"/>
      <text:p text:style-name="P1">Rubric </text:p>
      <text:list text:style-name="L1">
        <text:list-item>
          <text:p text:style-name="P3"/>
          <text:list>
            <text:list-item>
              <text:p text:style-name="P3">why the field is important</text:p>
            </text:list-item>
            <text:list-item>
              <text:p text:style-name="P3">what problem is solved</text:p>
            </text:list-item>
            <text:list-item>
              <text:p text:style-name="P3">how solving the problem helps the field.</text:p>
            </text:list-item>
          </text:list>
        </text:list-item>
        <text:list-item>
          <text:p text:style-name="P3"/>
          <text:list>
            <text:list-item>
              <text:p text:style-name="P3">Captures the audiences attention</text:p>
            </text:list-item>
            <text:list-item>
              <text:p text:style-name="P3">audience tak<text:span text:style-name="T1">e</text:span>s away from <text:span text:style-name="T1">the</text:span> talk</text:p>
            </text:list-item>
            <text:list-item>
              <text:p text:style-name="P3">Professionalism, respect, recognizes contribution</text:p>
            </text:list-item>
          </text:list>
        </text:list-item>
        <text:list-item>
          <text:p text:style-name="P3"/>
          <text:list>
            <text:list-item>
              <text:p text:style-name="P3">Talk ends on time.</text:p>
            </text:list-item>
            <text:list-item>
              <text:p text:style-name="P3">Title and abstract provided at the least a week in advance</text:p>
            </text:list-item>
          </text:list>
        </text:list-item>
      </text:list>
      <text:p text:style-name="P1"/>
      <text:p text:style-name="P20">Graduate Student Seminar: Panel Discussion on </text:p>
      <text:p text:style-name="P19">"Life as a graduate student and After</text:p>
      <text:p text:style-name="P4"/>
      <text:p text:style-name="P5"><text:span text:style-name="T1">Q&amp;A with: <text:s/></text:span>Dr. Du, Dr. Nezam Kachouie, and Dr. Welters. <text:s/></text:p>
      <text:p text:style-name="P5"/>
      <text:p text:style-name="P6">What would you have done differently in grad school?</text:p>
      <text:list text:style-name="L2">
        <text:list-item>
          <text:p text:style-name="P7">Welter: UC Irvine and a bunch of post doc. <text:s/>Carpe Diem, sieze the day, they go by quickly</text:p>
          <text:list>
            <text:list-item>
              <text:p text:style-name="P7">small term goals</text:p>
            </text:list-item>
            <text:list-item>
              <text:p text:style-name="P7">long term goals dissertation</text:p>
            </text:list-item>
            <text:list-item>
              <text:p text:style-name="P7">publishing is more important than dissertation</text:p>
            </text:list-item>
            <text:list-item>
              <text:p text:style-name="P7">a good CV that when you come out.</text:p>
            </text:list-item>
            <text:list-item>
              <text:p text:style-name="P7">Wish he started earlier.</text:p>
            </text:list-item>
            <text:list-item>
              <text:p text:style-name="P7">Go to more meetings. <text:s/>Compare your <text:span text:style-name="T2">position</text:span> with them.</text:p>
            </text:list-item>
            <text:list-item>
              <text:p text:style-name="P12">Always ask questions.</text:p>
            </text:list-item>
          </text:list>
        </text:list-item>
        <text:list-item>
          <text:p text:style-name="P8">Dr. Kachouie</text:p>
          <text:list>
            <text:list-item>
              <text:p text:style-name="P8">4 years after masters degree before starting PHD.</text:p>
            </text:list-item>
            <text:list-item>
              <text:p text:style-name="P8">Need to not only have the degree you need to show up show that you are qualified.</text:p>
            </text:list-item>
            <text:list-item>
              <text:p text:style-name="P8">Higher two post docs over the summer and they are not qualified.</text:p>
            </text:list-item>
            <text:list-item>
              <text:p text:style-name="P8">PHD doesn’t mean ready, what have you done to contribute?</text:p>
            </text:list-item>
            <text:list-item>
              <text:p text:style-name="P8">Reading and writing papers.</text:p>
            </text:list-item>
            <text:list-item>
              <text:p text:style-name="P9">Scientific writing is very important.</text:p>
            </text:list-item>
            <text:list-item>
              <text:p text:style-name="P9">Writing of most students is very poor. <text:s/></text:p>
            </text:list-item>
            <text:list-item>
              <text:p text:style-name="P10">Read a lot and write like them.</text:p>
            </text:list-item>
            <text:list-item>
              <text:p text:style-name="P10">Seminars, conferences, meet other people. <text:s/>It adds up.</text:p>
            </text:list-item>
            <text:list-item>
              <text:p text:style-name="P10">Advisor was an MIT graduate</text:p>
            </text:list-item>
            <text:list-item>
              <text:p text:style-name="P10">Differently?</text:p>
              <text:list>
                <text:list-item>
                  <text:p text:style-name="P10">Had a full ride: could have stayed for one more semester after graduation.</text:p>
                </text:list-item>
                <text:list-item>
                  <text:p text:style-name="P10">Important that you enjoy it. Its a challenge.</text:p>
                </text:list-item>
              </text:list>
            </text:list-item>
          </text:list>
        </text:list-item>
        <text:list-item>
          <text:p text:style-name="P10"><text:soft-page-break/>Dr. Wu:</text:p>
          <text:list>
            <text:list-item>
              <text:p text:style-name="P10">University Utah, graduate studies.</text:p>
            </text:list-item>
            <text:list-item>
              <text:p text:style-name="P10">PHD is boring, right?</text:p>
            </text:list-item>
            <text:list-item>
              <text:p text:style-name="P10">Open mind set communicate with the people around you.</text:p>
            </text:list-item>
          </text:list>
        </text:list-item>
      </text:list>
      <text:p text:style-name="P11"/>
      <text:p text:style-name="P13">50% success rate in PhD program (why?) <text:s/>they all say that PhD is only the beginning. <text:s/><text:span text:style-name="T3">That’s assuming that you want a career. <text:s/>I think that I’d like to publish and research but on my own terms.</text:span></text:p>
      <text:p text:style-name="P13"/>
      <text:p text:style-name="P15">They say “be bold” then they say “the don’t want to hire someone who doesn’t want to work hard”. <text:s/>That’s a contradiction to someone with a PhD, they have by the achievement of their credential proven that they are willing to work hard. <text:s/>It is an interesting panel which speaks honestly from their own experience but without conviction.</text:p>
      <text:p text:style-name="P15"/>
      <text:p text:style-name="P16">I will go my own Path. <text:s/>I’m thinking that this whole isomorphisms of tensor <text:span text:style-name="T5">product</text:span> thing is looking interesting.</text:p>
      <text:p text:style-name="P16"/>
      <text:p text:style-name="P17">So, on top of classes, teaching, giving up free time to grade papers, you’re supposed to have time to research and write papers. <text:s/>“<text:span text:style-name="T6">Working hard is not equal to Produce” “</text:span><text:span text:style-name="T7">to write papers, new ideas, collaboration”</text:span><text:span text:style-name="T6">.</text:span></text:p>
      <text:p text:style-name="P11"/>
      <text:p text:style-name="P14">======</text:p>
      <text:p text:style-name="P14"/>
      <text:p text:style-name="P11">I guess I’m supposed to be publishing papers. <text:s/>The first one might be “some analogies to tensor operations”. <text:s/>Clearly, Lie Brackets, Lie Groups, Lie Algebras are coming up pretty soon. <text:s/><text:span text:style-name="T4">As expected, I don’t find this very helpful or useful. <text:s/>I can’t help but feel that there is a social distance between students and professors, their advice might be accurate but it feels so distant, so disconnected.</text:span></text:p>
      <text:p text:style-name="P11"/>
      <text:p text:style-name="P18">We live in a culture where hard work is taken for granted and even achievement is not rewarded with resp<text:span text:style-name="T8">e</text:span>c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2-26T17:20:49.235171905</dc:date>
    <meta:editing-duration>PT1H28M27S</meta:editing-duration>
    <meta:editing-cycles>20</meta:editing-cycles>
    <meta:document-statistic meta:table-count="0" meta:image-count="0" meta:object-count="0" meta:page-count="2" meta:paragraph-count="51" meta:word-count="539" meta:character-count="2953" meta:non-whitespace-character-count="2476"/>
  </office:meta>
</office:document-meta>
</file>